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930000008DD2F2440C686B80D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032f8" officeooo:paragraph-rsid="004032f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ac2e8"/>
    </style:style>
    <style:style style:name="P11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2" style:family="paragraph" style:parent-style-name="Standard">
      <style:text-properties officeooo:paragraph-rsid="002b38ef"/>
    </style:style>
    <style:style style:name="P13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4" style:family="paragraph" style:parent-style-name="Header">
      <style:paragraph-properties fo:padding="0cm" fo:border="none"/>
    </style:style>
    <style:style style:name="P15" style:family="paragraph" style:parent-style-name="Footer">
      <style:paragraph-properties fo:padding="0cm" fo:border="none"/>
    </style:style>
    <style:style style:name="P1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es" fo:country="ES" fo:font-style="normal" fo:font-weight="normal" officeooo:rsid="00353354" officeooo:paragraph-rsid="0036cfa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7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paragraph-rsid="001d9c2b" style:font-size-asian="10pt" style:font-style-asian="normal" style:font-weight-asian="normal" style:text-emphasize="none"/>
    </style:style>
    <style:style style:name="P18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officeooo:paragraph-rsid="001d9c2b"/>
    </style:style>
    <style:style style:name="P19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20" style:family="paragraph" style:parent-style-name="Standard" style:list-style-name="L2">
      <style:paragraph-properties fo:line-height="100%" fo:text-align="justify" style:justify-single-word="false"/>
      <style:text-properties style:font-name="Arial" fo:font-size="10pt" fo:language="es" fo:country="ES" fo:font-weight="normal" officeooo:rsid="0039797c" officeooo:paragraph-rsid="003cc88f" style:font-size-asian="10pt" style:font-weight-asian="normal" style:font-size-complex="10pt" style:font-weight-complex="normal"/>
    </style:style>
    <style:style style:name="P21" style:family="paragraph" style:parent-style-name="Standard" style:list-style-name="L2">
      <style:paragraph-properties fo:line-height="100%" fo:text-align="justify" style:justify-single-word="false"/>
      <style:text-properties style:font-name="Arial" fo:font-size="10pt" fo:language="es" fo:country="ES" fo:font-weight="normal" officeooo:rsid="003d1ba5" officeooo:paragraph-rsid="003cc88f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 fo:line-height="100%" fo:text-align="justify" style:justify-single-word="false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23" style:family="paragraph" style:parent-style-name="Standard" style:list-style-name="L4">
      <style:paragraph-properties fo:line-height="100%" fo:text-align="justify" style:justify-single-word="false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24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2b38ef"/>
    </style:style>
    <style:style style:name="P25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s" fo:country="ES" officeooo:rsid="0039797c" officeooo:paragraph-rsid="003cc88f" style:font-size-asian="10pt" style:font-size-complex="10pt"/>
    </style:style>
    <style:style style:name="P26" style:family="paragraph" style:parent-style-name="Standard" style:list-style-name="L3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.9cm" style:auto-text-indent="false" style:page-number="auto" fo:background-color="transparent">
        <style:tab-stops>
          <style:tab-stop style:position="2.194cm"/>
        </style:tab-stops>
      </style:paragraph-properties>
      <style:text-properties officeooo:paragraph-rsid="003cc88f"/>
    </style:style>
    <style:style style:name="P27" style:family="paragraph" style:parent-style-name="Standard" style:list-style-name="L3">
      <loext:graphic-properties draw:fill="none"/>
      <style:paragraph-properties fo:margin-left="2.2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2.194cm"/>
          <style:tab-stop style:position="2.607cm"/>
        </style:tab-stops>
      </style:paragraph-properties>
      <style:text-properties style:font-name="Arial" fo:font-size="10pt" fo:language="es" fo:country="ES" officeooo:rsid="003b543c" officeooo:paragraph-rsid="003cc88f" style:font-size-asian="10pt" style:font-size-complex="10pt"/>
    </style:style>
    <style:style style:name="P28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0cm" style:auto-text-indent="false" style:page-number="auto" fo:background-color="transparent"/>
      <style:text-properties fo:color="#800000" style:font-name="Arial" fo:font-size="10pt" fo:language="es" fo:country="ES" fo:font-weight="bold" officeooo:rsid="003d1ba5" officeooo:paragraph-rsid="003cc88f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29" style:family="paragraph" style:parent-style-name="Standard" style:list-style-name="L3" style:master-page-name="">
      <loext:graphic-properties draw:fill="none"/>
      <style:paragraph-properties fo:margin-left="2.499cm" fo:margin-right="0cm" fo:line-height="100%" fo:text-align="justify" style:justify-single-word="false" fo:orphans="2" fo:widows="2" fo:text-indent="-0.3cm" style:auto-text-indent="false" style:page-number="auto" fo:background-color="transparent"/>
      <style:text-properties style:font-name="Arial" fo:font-size="10pt" fo:language="es" fo:country="ES" fo:font-weight="normal" officeooo:rsid="003c73ce" officeooo:paragraph-rsid="003cc88f" style:font-size-asian="10pt" style:font-weight-asian="normal" style:font-size-complex="10pt" style:font-weight-complex="normal"/>
    </style:style>
    <style:style style:name="P30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9cm" style:auto-text-indent="false" style:page-number="auto" fo:background-color="transparent"/>
      <style:text-properties style:font-name="Arial" fo:font-size="10pt" fo:language="es" fo:country="ES" officeooo:rsid="0038e940" officeooo:paragraph-rsid="003cc88f" style:font-size-asian="10pt" style:font-size-complex="10pt"/>
    </style:style>
    <style:style style:name="P31" style:family="paragraph" style:parent-style-name="Standard" style:list-style-name="L2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9cm" style:auto-text-indent="false" style:page-number="auto" fo:background-color="transparent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32" style:family="paragraph" style:parent-style-name="Standard" style:list-style-name="L4" style:master-page-name="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style:page-number="auto" fo:background-color="transparent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33" style:family="paragraph" style:parent-style-name="Standard" style:list-style-name="L4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fo:background-color="transparent"/>
      <style:text-properties style:font-name="Arial" fo:font-size="10pt" fo:language="es" fo:country="ES" officeooo:rsid="003d1ba5" officeooo:paragraph-rsid="003cc88f" style:font-size-asian="10pt" style:font-size-complex="10pt"/>
    </style:style>
    <style:style style:name="P34" style:family="paragraph" style:parent-style-name="Standard" style:list-style-name="L4">
      <loext:graphic-properties draw:fill="none"/>
      <style:paragraph-properties fo:margin-left="2.6cm" fo:margin-right="0cm" fo:line-height="100%" fo:text-align="justify" style:justify-single-word="false" fo:orphans="2" fo:widows="2" fo:text-indent="-0.3cm" style:auto-text-indent="false" fo:background-color="transparent"/>
      <style:text-properties style:font-name="Arial" fo:font-size="10pt" fo:language="es" fo:country="ES" officeooo:rsid="0041d505" officeooo:paragraph-rsid="003cc88f" style:font-size-asian="10pt" style:font-size-complex="10pt"/>
    </style:style>
    <style:style style:name="P35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53354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6cfab" style:font-size-asian="24pt" style:font-size-complex="24pt"/>
    </style:style>
    <style:style style:name="T8" style:family="text">
      <style:text-properties style:font-name="Arial" fo:font-size="24pt" officeooo:rsid="003cc88f" style:font-size-asian="24pt" style:font-size-complex="24pt"/>
    </style:style>
    <style:style style:name="T9" style:family="text">
      <style:text-properties style:font-name="Arial" fo:font-size="10pt" fo:language="es" fo:country="ES" fo:font-weight="normal" style:font-size-asian="10pt" style:font-weight-asian="normal" style:font-name-complex="Calibri Light" style:font-size-complex="10pt" style:font-weight-complex="normal"/>
    </style:style>
    <style:style style:name="T10" style:family="text">
      <style:text-properties style:font-name="Arial" fo:font-size="10pt" fo:language="es" fo:country="ES" fo:font-weight="normal" officeooo:rsid="003d54f9" style:font-size-asian="10pt" style:font-weight-asian="normal" style:font-name-complex="Calibri Light" style:font-size-complex="10pt" style:font-weight-complex="normal"/>
    </style:style>
    <style:style style:name="T11" style:family="text">
      <style:text-properties style:font-name="Arial" fo:font-size="10pt" fo:language="es" fo:country="ES" fo:font-weight="normal" officeooo:rsid="0036cfab" style:font-size-asian="10pt" style:font-weight-asian="normal" style:font-name-complex="Calibri Light" style:font-size-complex="10pt" style:font-weight-complex="normal"/>
    </style:style>
    <style:style style:name="T12" style:family="text">
      <style:text-properties style:font-name="Arial" fo:font-size="10pt" fo:language="es" fo:country="ES" fo:font-weight="normal" officeooo:rsid="0039797c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language="es" fo:country="ES" fo:font-weight="normal" officeooo:rsid="003b543c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language="es" fo:country="ES" fo:font-weight="normal" officeooo:rsid="003c73ce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language="es" fo:country="ES" fo:font-weight="bold" officeooo:rsid="0039797c" style:font-size-asian="10pt" style:font-weight-asian="bold" style:font-size-complex="10pt" style:font-weight-complex="bold"/>
    </style:style>
    <style:style style:name="T16" style:family="text">
      <style:text-properties style:font-name="Arial" fo:font-size="10pt" fo:language="es" fo:country="ES" fo:font-style="italic" fo:font-weight="normal" officeooo:rsid="003c73ce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8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e5496" style:font-size-asian="13pt" style:font-style-asian="normal" style:font-weight-asian="normal" style:font-size-complex="13pt" style:text-emphasize="none"/>
    </style:style>
    <style:style style:name="T19" style:family="text"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T20" style:family="tex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officeooo:rsid="003e5496" style:font-size-asian="10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Arial" fo:font-size="10pt" fo:language="es" fo:country="ES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9797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name-complex="Liberation Serif1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9797c" style:font-weight-asian="bold" style:font-weight-complex="bold"/>
    </style:style>
    <style:style style:name="T29" style:family="text">
      <style:text-properties style:font-weight-asian="normal" style:font-name-complex="Liberation Serif1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c73ce" style:font-weight-asian="normal" style:font-weight-complex="normal"/>
    </style:style>
    <style:style style:name="T32" style:family="text">
      <style:text-properties fo:font-weight="normal" style:font-weight-asian="normal" style:font-name-complex="Liberation Serif1" style:font-weight-complex="normal"/>
    </style:style>
    <style:style style:name="T33" style:family="text">
      <style:text-properties fo:font-weight="normal" officeooo:rsid="003d54f9" style:font-weight-asian="normal" style:font-name-complex="Liberation Serif1" style:font-weight-complex="normal"/>
    </style:style>
    <style:style style:name="T34" style:family="text">
      <style:text-properties officeooo:rsid="003c73ce"/>
    </style:style>
    <style:style style:name="T35" style:family="text">
      <style:text-properties officeooo:rsid="0039797c"/>
    </style:style>
    <style:style style:name="T36" style:family="text">
      <style:text-properties officeooo:rsid="003d54f9"/>
    </style:style>
    <style:style style:name="T37" style:family="text">
      <style:text-properties officeooo:rsid="004199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32536997" text:style-name="WWNum3">
        <text:list-header>
          <text:p text:style-name="P35">OBJETIVOS</text:p>
        </text:list-header>
      </text:list>
      <text:p text:style-name="P18"><text:span text:style-name="T20">Conocer las diferentes </text:span><text:span text:style-name="T21">formas de tomar un valor por defecto</text:span><text:span text:style-name="T20"> que existen a la hora de establecer una </text:span><text:span text:style-name="T22">mapzone</text:span><text:span text:style-name="T20"> a un elemento de la red, tanto si este es un elemento nuevo cómo si ya existe.</text:span></text:p>
      <text:p text:style-name="P17"/>
      <text:p text:style-name="P4"/>
      <text:p text:style-name="P3">DESCRIPCIÓN</text:p>
      <text:p text:style-name="P19">En <text:span text:style-name="T27">Giswater</text:span> hay distintas zonas del mapa (<text:span text:style-name="T23">mapzones</text:span>) que son capas de información muy importante<text:span text:style-name="T36">s</text:span> para agrupar los elementos en función de su ubicación y/o características. A parte de conocer para que sirve cada una, es importante saber cómo se rellenan sus valores, muchas veces rellenados de forma automática para evitar posibles errores en los datos.</text:p>
      <text:p text:style-name="P5"/>
      <text:p text:style-name="P19">Hay una <text:span text:style-name="T27">jerarquía</text:span> que se sigue a la hora de rellenar estos valores, <text:span text:style-name="T34">que se usará si se pueden cumplir los requisitos. Si no, se pasará a la siguiente regla:</text:span></text:p>
      <text:p text:style-name="P5"/>
      <text:list xml:id="list4141346293" text:style-name="L2">
        <text:list-item>
          <text:p text:style-name="P25"><text:span text:style-name="T27">RELACIÓN CON OTROS ELEMENTOS</text:span><text:span text:style-name="T30"> (solo para </text:span><text:span text:style-name="T27">arc</text:span><text:span text:style-name="T30">, </text:span><text:span text:style-name="T27">connec</text:span><text:span text:style-name="T30"> y </text:span><text:span text:style-name="T27">gully</text:span><text:span text:style-name="T30">) – Para estos tipos de elemento, siempre prevalecerán cómo valores de las </text:span><text:span text:style-name="T25">mapzones</text:span><text:span text:style-name="T30"> los valores que ya tengan sus relaciones:</text:span></text:p>
          <text:p text:style-name="P20"/>
        </text:list-item>
      </text:list>
      <text:list xml:id="list1508087327" text:style-name="L3">
        <text:list-item>
          <text:list>
            <text:list-item>
              <text:list>
                <text:list-item>
                  <text:p text:style-name="P26"><text:span text:style-name="T15">arc</text:span><text:span text:style-name="T12">: valor de su node_</text:span><text:span text:style-name="T13">1 y node_2. En caso que estos no sean iguale</text:span><text:span text:style-name="T14">s (zonas de frontera entre </text:span><text:span text:style-name="T16">mapzones</text:span><text:span text:style-name="T14">) solo se aplicará en caso que un nodo tenga </text:span><text:span text:style-name="T16">mapzone</text:span><text:span text:style-name="T14">=0(</text:span><text:span text:style-name="T16">undefined</text:span><text:span text:style-name="T14">). Entonces se usará el distinto de 0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7"><text:span text:style-name="T27">connec/gully</text:span><text:span text:style-name="T30">: valor de su arc_id </text:span><text:span text:style-name="T31">(si lo tiene)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9"/>
                </text:list-item>
              </text:list>
            </text:list-item>
          </text:list>
        </text:list-item>
      </text:list>
      <text:list xml:id="list92254041619538" text:continue-list="list4141346293" text:style-name="L2">
        <text:list-item>
          <text:p text:style-name="P30"><text:span text:style-name="T27">VALOR POR DEFECTO</text:span> – <text:span text:style-name="T35">Si tenemos un valor por defecto para una </text:span><text:span text:style-name="T24">mapzone</text:span><text:span text:style-name="T35"> en nuestra configuración (por usuario), este se usará para los elementos que insertemos. Habitualmente, estos valores por defecto están </text:span><text:span text:style-name="T28">deshabilitados</text:span><text:span text:style-name="T35"> y no se muestran en la herramienta ‘</text:span><text:span text:style-name="T24">Config</text:span><text:span text:style-name="T35">’ del plugin, pero se pueden habilitar cambiando en </text:span><text:span text:style-name="T28">audit_cat_param_user</text:span><text:span text:style-name="T35"> el valor de isenabled a </text:span><text:span text:style-name="T28">TRUE</text:span><text:span text:style-name="T35"> para:</text:span></text:p>
          <text:p text:style-name="P22"/>
        </text:list-item>
      </text:list>
      <text:list xml:id="list2431475237" text:style-name="L4">
        <text:list-item>
          <text:list>
            <text:list-item>
              <text:list>
                <text:list-item>
                  <text:p text:style-name="P32">expl_vdefault</text:p>
                </text:list-item>
                <text:list-item>
                  <text:p text:style-name="P33">dma_vdefault</text:p>
                </text:list-item>
                <text:list-item>
                  <text:p text:style-name="P33">sector_vdefault</text:p>
                </text:list-item>
                <text:list-item>
                  <text:p text:style-name="P33">presszone_vdefault</text:p>
                </text:list-item>
                <text:list-item>
                  <text:p text:style-name="P34">municipality_vdefault</text:p>
                  <text:p text:style-name="P23"/>
                </text:list-item>
              </text:list>
            </text:list-item>
          </text:list>
        </text:list-item>
      </text:list>
      <text:list xml:id="list92253813383613" text:continue-list="list92254041619538" text:style-name="L2">
        <text:list-item>
          <text:p text:style-name="P31"><text:span text:style-name="T27">GEOMETRIA – </text:span><text:span text:style-name="T30">Si la </text:span><text:span text:style-name="T25">mapzone</text:span><text:span text:style-name="T30"> aún no tiene valor, entonces prevalece la geometría de la misma. Se usará el valor de la </text:span><text:span text:style-name="T25">mapzone</text:span><text:span text:style-name="T30"> dentro de la cual se encuentre el elemento. </text:span></text:p>
          <text:p text:style-name="P21"/>
          <text:p text:style-name="P28"><text:span text:style-name="T32">En caso que no se encuentre dentro de </text:span><text:span text:style-name="T29">ninguna</text:span><text:span text:style-name="T32"> o de </text:span><text:span text:style-name="T29">más de una</text:span><text:span text:style-name="T32"> </text:span><text:span text:style-name="T26">mapzone</text:span><text:span text:style-name="T32"> (pues estas pueden solaparse en algunos espacios), se buscará el tramo más próximo al punto dónde se est</text:span><text:span text:style-name="T33">á</text:span><text:span text:style-name="T32"> insertando el elemento y se usará su </text:span><text:span text:style-name="T26">mapzone</text:span><text:span text:style-name="T32">. La distancia máxima a la cual se puede llegar para encontrar un arco relacionado viene definida por la variable </text:span><text:span text:style-name="T26">proximity_buffer</text:span><text:span text:style-name="T32"> de la tabla </text:span><text:span text:style-name="T26">config_param_system</text:span><text:span text:style-name="T32">. </text:span></text:p>
        </text:list-item>
      </text:list>
      <text:p text:style-name="P16"/>
      <text:p text:style-name="P16"/>
      <text:p text:style-name="P2">REVISIONES</text:p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6">Acción</text:p>
          </table:table-cell>
          <table:table-cell table:style-name="Taula2.A1" office:value-type="string">
            <text:p text:style-name="P6">Usuario</text:p>
          </table:table-cell>
          <table:table-cell table:style-name="Taula2.A1" office:value-type="string">
            <text:p text:style-name="P6">Fecha</text:p>
          </table:table-cell>
        </table:table-row>
        <table:table-row table:style-name="Taula2.1">
          <table:table-cell table:style-name="Taula2.A2" office:value-type="string">
            <text:p text:style-name="P7">Creado</text:p>
          </table:table-cell>
          <table:table-cell table:style-name="Taula2.A2" office:value-type="string">
            <text:p text:style-name="P8">Al<text:span text:style-name="T36">bert</text:span></text:p>
          </table:table-cell>
          <table:table-cell table:style-name="Taula2.A2" office:value-type="string">
            <text:p text:style-name="P10"><text:span text:style-name="T11">0</text:span><text:span text:style-name="T10">7</text:span><text:span text:style-name="T9">/</text:span><text:span text:style-name="T10">04</text:span><text:span text:style-name="T11">/</text:span><text:span text:style-name="T9">20</text:span><text:span text:style-name="T11">2</text:span><text:span text:style-name="T10">0</text:span></text:p>
          </table:table-cell>
        </table:table-row>
        <table:table-row table:style-name="Taula2.1">
          <table:table-cell table:style-name="Taula2.A2" office:value-type="string">
            <text:p text:style-name="P9">Modificado</text:p>
          </table:table-cell>
          <table:table-cell table:style-name="Taula2.A2" office:value-type="string">
            <text:p text:style-name="P9">Xavier T.</text:p>
          </table:table-cell>
          <table:table-cell table:style-name="Taula2.A2" office:value-type="string">
            <text:p text:style-name="P9">05/08/2020</text:p>
          </table:table-cell>
        </table:table-row>
        <table:table-row table:style-name="Taula2.1">
          <table:table-cell table:style-name="Taula2.A4" office:value-type="string">
            <text:p text:style-name="P9">Modificado</text:p>
          </table:table-cell>
          <table:table-cell table:style-name="Taula2.A4" office:value-type="string">
            <text:p text:style-name="P9">Xavier T.</text:p>
          </table:table-cell>
          <table:table-cell table:style-name="Taula2.A4" office:value-type="string">
            <text:p text:style-name="P9"><text:span text:style-name="T37">01</text:span>/<text:span text:style-name="T37">12</text:span>/202<text:span text:style-name="T37">1</text:span></text:p>
          </table:table-cell>
        </table:table-row>
      </table:table>
      <text:p text:style-name="P2"><draw:frame draw:style-name="fr1" draw:name="Imagen1" text:anchor-type="paragraph" svg:x="13.852cm" svg:y="0.199cm" svg:width="3cm" svg:height="1.03cm" draw:z-index="2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2b38ef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53354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6cfab" style:font-size-asian="24pt" style:font-size-complex="24pt"/>
    </style:style>
    <style:style style:name="MT8" style:family="text">
      <style:text-properties style:font-name="Arial" fo:font-size="24pt" officeooo:rsid="003cc88f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e5496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MT11" style:family="text"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1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3</text:span></text:p>
            </table:table-cell>
          </table:table-row>
          <table:table-row table:style-name="Taula1.2">
            <table:table-cell table:style-name="Taula1.A2" office:value-type="string">
              <text:list xml:id="list1006646523" text:style-name="ML1">
                <text:list-header>
                  <text:p text:style-name="MP3"><text:span text:style-name="MT9">Vdefault</text:span><text:span text:style-name="MT10"> de </text:span><text:span text:style-name="MT11">mapzones</text:span><text:span text:style-name="MT10"> y su relación con los elementos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0" draw:name="Forma1" draw:style-name="Mgr1" draw:text-style-name="MP6" svg:x1="0.115cm" svg:y1="0.115cm" svg:x2="16.951cm" svg:y2="0.18cm"><text:p/></draw:line></text:p>
        <text:p text:style-name="MP5">Hoja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22:52.417000000</dc:date>
    <meta:editing-duration>PT1H46M39S</meta:editing-duration>
    <meta:editing-cycles>24</meta:editing-cycles>
    <meta:generator>LibreOffice/6.0.5.2$Windows_X86_64 LibreOffice_project/54c8cbb85f300ac59db32fe8a675ff7683cd5a16</meta:generator>
    <meta:document-statistic meta:table-count="2" meta:image-count="2" meta:object-count="0" meta:page-count="1" meta:paragraph-count="35" meta:word-count="395" meta:character-count="2357" meta:non-whitespace-character-count="2002"/>
  </office:meta>
</office:document-meta>
</file>